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" svg:font-family="robot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fo:color="#000000"/>
    </style:style>
    <style:style style:name="P5" style:family="paragraph" style:parent-style-name="List_20_Paragraph">
      <style:paragraph-properties fo:text-align="justify" style:justify-single-word="false"/>
      <style:text-properties style:font-name="robot"/>
    </style:style>
    <style:style style:name="P6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fo:font-style="italic" style:font-style-asian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style:text-underline-style="solid" style:text-underline-width="auto" style:text-underline-color="font-color"/>
    </style:style>
    <style:style style:name="T13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position="33%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ost lab questions for Vit.C Lab</text:span></text:p>
      <text:list xml:id="list6047867022917823077" text:style-name="WWNum1">
        <text:list-item>
          <text:p text:style-name="P2">Write the reaction that occurs between Vit.C and iodine. Then, write the half reactions indicating where oxidation and reduction occur. </text:p>
        </text:list-item>
      </text:list>
      <text:p text:style-name="P6"><text:tab/> <text:s text:c="2"/>Reduction <text:s text:c="30"/>Oxidation</text:p>
      <text:p text:style-name="P3">Ascorbic acid + I<text:span text:style-name="T4">2</text:span> &lt;-&gt; 2I<text:span text:style-name="T7">2 </text:span><text:span text:style-name="T9">+ dehydroascorbic acid</text:span></text:p>
      <text:p text:style-name="P6"/>
      <text:list xml:id="list1153102174" text:continue-numbering="true" text:style-name="WWNum1">
        <text:list-item>
          <text:p text:style-name="P2">Write the reaction that occurs between potassium permanganate and sodium oxalate solution. Also, include the half reactions indicating where oxidation and reduction occur.</text:p>
        </text:list-item>
      </text:list>
      <text:p text:style-name="P7"><text:s text:c="8"/>5C<text:span text:style-name="T4">2</text:span><text:span text:style-name="T9">O</text:span><text:span text:style-name="T4">4</text:span><text:span text:style-name="T14">2-</text:span><text:span text:style-name="T9">(</text:span><text:span text:style-name="T10">aq</text:span><text:span text:style-name="T9">) + 2MnO</text:span><text:span text:style-name="T4">4</text:span><text:span text:style-name="T7">-</text:span><text:span text:style-name="T9">(</text:span><text:span text:style-name="T10">aq</text:span><text:span text:style-name="T11">) + 16H</text:span><text:span text:style-name="T8">+</text:span><text:span text:style-name="T11">(</text:span><text:span text:style-name="T10">aq</text:span><text:span text:style-name="T11">) → 10CO</text:span><text:span text:style-name="T5">2</text:span><text:span text:style-name="T11">(g) + 8H</text:span><text:span text:style-name="T5">2</text:span><text:span text:style-name="T11">O(</text:span><text:span text:style-name="T10">l</text:span><text:span text:style-name="T11">) + 2Mn</text:span><text:span text:style-name="T8">2+</text:span><text:span text:style-name="T11">(</text:span><text:span text:style-name="T10">aq)</text:span></text:p>
      <text:list xml:id="list1849819526" text:continue-numbering="true" text:style-name="WWNum1">
        <text:list-item>
          <text:p text:style-name="P2">If you had used a 10mL-graduated cylinder (instead of a 5-mL pipette) to aliquot the 5mL of stock (vit.C) solution in part A, how would the accuracy of your measurements be affected? </text:p>
        </text:list-item>
      </text:list>
      <text:p text:style-name="P1">The average deviation would be much greater, as a graduated cylinder is not nearly as accurate as a 5-ml pipette.</text:p>
      <text:p text:style-name="P1"/>
      <text:list xml:id="list1535336222" text:continue-numbering="true" text:style-name="WWNum1">
        <text:list-item>
          <text:p text:style-name="P2">Explain why vitamin C should be soluble in water. Then, explain why the commercial tablet didn’t seem to dissolve completely in solution (part B). </text:p>
        </text:list-item>
      </text:list>
      <text:p text:style-name="P5">Since water and ascorbic acid are both polar, the acid should be soluble in water.</text:p>
      <text:p text:style-name="P5">The tablet has a small amount of plastic covering it, to protect it from oxidation when being stored.</text:p>
      <text:list xml:id="list1347556775" text:continue-numbering="true" text:style-name="WWNum1">
        <text:list-item>
          <text:p text:style-name="P2">How many grams of (pure) vitamin C is contained in your unknown stock solution (part A)?</text:p>
        </text:list-item>
      </text:list>
      <text:p text:style-name="P4"><text:s/>0.276g</text:p>
      <text:list xml:id="list1300048075" text:continue-numbering="true" text:style-name="WWNum1">
        <text:list-item>
          <text:p text:style-name="P2">Consider the following titration: <text:s/>If 21.35 mL of 0.005M Iodine solution is needed to titrate a solution of commercial Vitamin C tablet (500mg) prepared in a 100mL-volumetric flask, then what is the mass(%) of vitC in the commercial tablet. </text:p>
          <text:p text:style-name="P2">M_KI = 0.005M KI, L_KI = 0.02135L, G_T = 0.500g, L_VC = 0.1L</text:p>
          <text:p text:style-name="P2">mol_KI = 2mol_I<text:span text:style-name="T4">2 </text:span><text:span text:style-name="T9">= 2mol_VC = M_KI * L_KI = 0.0001068mol</text:span></text:p>
          <text:p text:style-name="P2"><text:span text:style-name="T9">G_VC = mol_VC * 176.12 = 0.009400g</text:span></text:p>
          <text:p text:style-name="P2"><text:span text:style-name="T9">G_VC / G_T * 100 = </text:span><text:span text:style-name="T13">1.880%</text:span></text:p>
          <text:p text:style-name="P2"><text:span text:style-name="T9"/></text:p>
        </text:list-item>
        <text:list-item>
          <text:p text:style-name="P2"><text:soft-page-break/><text:span text:style-name="T3">Case study</text:span>: While preparing a tablet solution in 100mL volumetric flask (part B), you accidentally forgot to dilute the solution to the mark. Next, you titrated the aliquot with the Iodine solution. <text:span text:style-name="T3">Question</text:span>: how would the volume of I<text:span text:style-name="T4">2</text:span> be different from what you’ve expected? How would the concentration of vit C be different from what you’ve expected?</text:p>
        </text:list-item>
      </text:list>
      <text:p text:style-name="P1"/>
      <text:p text:style-name="P1">The solution would be more concentrated than expected, so the volume of I<text:span text:style-name="T4">2</text:span><text:span text:style-name="T9"> would be greater per unit of aliquot</text:span>.</text:p>
      <text:p text:style-name="P1"/>
      <text:list xml:id="list1910557818" text:continue-numbering="true" text:style-name="WWNum1">
        <text:list-item>
          <text:p text:style-name="P2">Discuss all possible <text:span text:style-name="T6">sources of errors</text:span> in your experiment.</text:p>
        </text:list-item>
      </text:list>
      <text:p text:style-name="P1">Creating the solution from a vitamin C tablet was one of our largest sources of error. <text:s/>Instead of using a graduated cylinder to measure an accurate amount of water to dissolve the vitamin C, we used a beaker. The vitamin C itself also has mass, so that could have contributed to our error slightly.</text:p>
      <text:p text:style-name="P1">Another source of error was doing titration on the vitamin c solution without diluting it. This made it very difficult to accurately measure the end point.</text:p>
      <text:p text:style-name="P1">A less significant source of error was the fact that vitamin C oxidizes naturally when exposed to the atmosphere. Since our solution was created and used promptly the margin of error would have been much less significant that the others above.</text:p>
      <text:p text:style-name="P1">If the vitamin C tablet did not dissolve completely, that would also contribute to the error, making the concentration appear smaller, or possibly larger if the solution at the bottom was used and a “chunk” or two of vitamin C made it into the pipette and dissolved during ti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" svg:font-family="robot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honsen djajamuliadi</meta:initial-creator>
    <dc:creator>Adam Butac</dc:creator>
    <meta:editing-cycles>3</meta:editing-cycles>
    <meta:creation-date>2016-04-11T19:17:00</meta:creation-date>
    <dc:date>2016-04-15T03:45:57</dc:date>
    <meta:editing-duration>PT1H12M58S</meta:editing-duration>
    <meta:generator>OpenOffice/4.1.2$Unix OpenOffice.org_project/412m3$Build-9782</meta:generator>
    <meta:document-statistic meta:table-count="0" meta:image-count="0" meta:object-count="0" meta:page-count="2" meta:paragraph-count="25" meta:word-count="539" meta:character-count="31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